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orizontal_20_Line">
      <style:paragraph-properties fo:margin-top="0in" fo:margin-bottom="0.0972in" style:contextual-spacing="false" fo:line-height="115%"/>
    </style:style>
    <style:style style:name="P3" style:family="paragraph" style:parent-style-name="Heading_20_3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📘 <text:span text:style-name="Strong_20_Emphasis">UPDATED ARCHITECTURAL OVERVIEW — v2.0</text:span></text:h>
      <text:p text:style-name="Text_20_body">Project Overview</text:p>
      <text:p text:style-name="P2"/>
      <text:h text:style-name="P1" text:outline-level="1"><text:span text:style-name="Strong_20_Emphasis">1. System Architecture Overview — Updated</text:span></text:h>
      <text:h text:style-name="P3" text:outline-level="3">Layers:</text:h>
      <text:list text:style-name="L1">
        <text:list-item>
          <text:p text:style-name="P4"><text:span text:style-name="Strong_20_Emphasis">UI Layer (WPF)</text:span></text:p>
        </text:list-item>
        <text:list-item>
          <text:p text:style-name="P4"><text:span text:style-name="Strong_20_Emphasis">ViewModel Layer (Orchestration + State)</text:span></text:p>
        </text:list-item>
        <text:list-item>
          <text:p text:style-name="P4"><text:span text:style-name="Strong_20_Emphasis">Services Layer (Computation + Data Access)</text:span></text:p>
        </text:list-item>
        <text:list-item>
          <text:p text:style-name="P4"><text:span text:style-name="Strong_20_Emphasis">State Layer (immutable-ish models)</text:span></text:p>
        </text:list-item>
      </text:list>
      <text:p text:style-name="P2"/>
      <text:h text:style-name="P1" text:outline-level="1"><text:span text:style-name="Strong_20_Emphasis">2. Key Components — Updated</text:span></text:h>
      <text:h text:style-name="P3" text:outline-level="3"><text:span text:style-name="Strong_20_Emphasis">UI:</text:span></text:h>
      <text:list text:style-name="L2">
        <text:list-item>
          <text:p text:style-name="P5">MainWindow</text:p>
        </text:list-item>
        <text:list-item>
          <text:p text:style-name="P5">Dynamic subtype controls</text:p>
        </text:list-item>
        <text:list-item>
          <text:p text:style-name="P5">Chart panels</text:p>
        </text:list-item>
        <text:list-item>
          <text:p text:style-name="P5">Date pickers</text:p>
        </text:list-item>
        <text:list-item>
          <text:p text:style-name="P5">Toggles</text:p>
        </text:list-item>
        <text:list-item>
          <text:p text:style-name="P5">Chart controls</text:p>
        </text:list-item>
      </text:list>
      <text:h text:style-name="P3" text:outline-level="3"><text:span text:style-name="Strong_20_Emphasis">ViewModel:</text:span></text:h>
      <text:list text:style-name="L3">
        <text:list-item>
          <text:p text:style-name="P6">MainWindowViewModel</text:p>
        </text:list-item>
        <text:list-item>
          <text:p text:style-name="P6">Future: SubtypeSelectionViewModel</text:p>
        </text:list-item>
        <text:list-item>
          <text:p text:style-name="P6">Future: ChartCoordinatorViewModel</text:p>
        </text:list-item>
      </text:list>
      <text:h text:style-name="P3" text:outline-level="3"><text:span text:style-name="Strong_20_Emphasis">Services:</text:span></text:h>
      <text:list text:style-name="L4">
        <text:list-item>
          <text:p text:style-name="P7">MetricSelectionService</text:p>
        </text:list-item>
        <text:list-item>
          <text:p text:style-name="P7">ChartUpdateCoordinator</text:p>
        </text:list-item>
        <text:list-item>
          <text:p text:style-name="P7">ChartComputationEngine</text:p>
        </text:list-item>
        <text:list-item>
          <text:p text:style-name="P7"><text:soft-page-break/>ChartRenderEngine</text:p>
        </text:list-item>
        <text:list-item>
          <text:p text:style-name="P7">WeeklyDistributionService</text:p>
        </text:list-item>
      </text:list>
      <text:p text:style-name="P2"/>
      <text:h text:style-name="P1" text:outline-level="1"><text:span text:style-name="Strong_20_Emphasis">3. Current MVVM State — Updated</text:span></text:h>
      <text:list text:style-name="L5">
        <text:list-item>
          <text:p text:style-name="P8">VM contains all logical state</text:p>
        </text:list-item>
        <text:list-item>
          <text:p text:style-name="P8">UI contains all visual state</text:p>
        </text:list-item>
        <text:list-item>
          <text:p text:style-name="P8">Commands exist but are not yet bound</text:p>
        </text:list-item>
        <text:list-item>
          <text:p text:style-name="P8">UI manually triggers VM commands</text:p>
        </text:list-item>
        <text:list-item>
          <text:p text:style-name="P8">VM publishes events</text:p>
        </text:list-item>
        <text:list-item>
          <text:p text:style-name="P8">UI responds to events</text:p>
        </text:list-item>
        <text:list-item>
          <text:p text:style-name="P8">Chart pipeline still UI-driven (correct for now)</text:p>
        </text:list-item>
      </text:list>
      <text:p text:style-name="P2"/>
      <text:h text:style-name="P1" text:outline-level="1"><text:span text:style-name="Strong_20_Emphasis">4. Data and Selection Pipelines — Updated</text:span></text:h>
      <text:p text:style-name="Text_20_body">We now explicitly recognize:</text:p>
      <text:h text:style-name="P3" text:outline-level="3"><text:span text:style-name="Strong_20_Emphasis">A. Selection Pipeline</text:span></text:h>
      <text:p text:style-name="P9"><text:span text:style-name="Source_20_Text">Resolution → Metric → Subtypes → Date Range → Data</text:span></text:p>
      <text:h text:style-name="P3" text:outline-level="3"><text:span text:style-name="Strong_20_Emphasis">B. Chart Pipeline</text:span></text:h>
      <text:p text:style-name="P9"><text:span text:style-name="Source_20_Text">VM State → UI Handler → Coordinator → Engines → Chart DOM</text:span></text:p>
      <text:p text:style-name="P2"/>
      <text:h text:style-name="P1" text:outline-level="1"><text:span text:style-name="Strong_20_Emphasis">5. Current Migration Status — Updated</text:span></text:h>
      <text:p text:style-name="Text_20_body">We are at the tail end of <text:span text:style-name="Strong_20_Emphasis">Phase 5C</text:span>:</text:p>
      <text:list text:style-name="L6">
        <text:list-item>
          <text:p text:style-name="P10">Metric selection migrated</text:p>
        </text:list-item>
        <text:list-item>
          <text:p text:style-name="P10">Subtype selection migrated</text:p>
        </text:list-item>
        <text:list-item>
          <text:p text:style-name="P10">Date range migration starting</text:p>
        </text:list-item>
        <text:list-item>
          <text:p text:style-name="P10">Commands introduced but not bound</text:p>
        </text:list-item>
        <text:list-item>
          <text:p text:style-name="P10">UI still owns all WPF visuals</text:p>
        </text:list-item>
      </text:list>
      <text:p text:style-name="P2"/>
      <text:h text:style-name="P1" text:outline-level="1"><text:soft-page-break/><text:span text:style-name="Strong_20_Emphasis">6. Next Steps (Official) — Updated</text:span></text:h>
      <text:h text:style-name="P3" text:outline-level="3"><text:span text:style-name="Strong_20_Emphasis">1. Complete Subtype Selection ViewModel (Phase 5C)</text:span></text:h>
      <text:p text:style-name="Text_20_body">Extract subtype logic out of MainWindow, not controls.</text:p>
      <text:h text:style-name="P3" text:outline-level="3"><text:span text:style-name="Strong_20_Emphasis">2. Migrate Date Range logic into VM</text:span></text:h>
      <text:p text:style-name="Text_20_body">Move LoadDateRangeForSelectedMetrics into VM (Part 4).</text:p>
      <text:h text:style-name="P3" text:outline-level="3"><text:span text:style-name="Strong_20_Emphasis">3. Move Chart Orchestration decisions into VM (5D)</text:span></text:h>
      <text:p text:style-name="Text_20_body">Clean separation of:</text:p>
      <text:list text:style-name="L7">
        <text:list-item>
          <text:p text:style-name="P11"><text:span text:style-name="Emphasis">When</text:span> charts update</text:p>
        </text:list-item>
        <text:list-item>
          <text:p text:style-name="P11"><text:span text:style-name="Emphasis">How</text:span> charts update</text:p>
        </text:list-item>
      </text:list>
      <text:h text:style-name="P3" text:outline-level="3"><text:span text:style-name="Strong_20_Emphasis">4. Binding Migration (5E)</text:span></text:h>
      <text:p text:style-name="Text_20_body">Introduce bindings one-by-one, starting with low-risk fields.</text:p>
      <text:h text:style-name="P3" text:outline-level="3"><text:span text:style-name="Strong_20_Emphasis">5. Phase 6 — Full Chart MVVM Layer</text:span></text:h>
      <text:p text:style-name="Text_20_body">Introduce:</text:p>
      <text:list text:style-name="L8">
        <text:list-item>
          <text:p text:style-name="P12">ChartCoordinatorViewModel</text:p>
        </text:list-item>
        <text:list-item>
          <text:p text:style-name="P12">ChartDescriptor / ChartDefinition model</text:p>
        </text:list-item>
        <text:list-item>
          <text:p text:style-name="P12">Dynamic chart generation</text:p>
        </text:list-item>
      </text:list>
      <text:p text:style-name="P2"/>
      <text:p text:style-name="Text_20_body">If you'd like, I can now also update:</text:p>
      <text:list text:style-name="L9">
        <text:list-item>
          <text:p text:style-name="P13">A <text:span text:style-name="Strong_20_Emphasis">graphical diagrams pack</text:span> (dependency graphs, flow diagrams)</text:p>
        </text:list-item>
        <text:list-item>
          <text:p text:style-name="P13">A <text:span text:style-name="Strong_20_Emphasis">folder/module layout recommendation</text:span></text:p>
        </text:list-item>
        <text:list-item>
          <text:p text:style-name="P13">A <text:span text:style-name="Strong_20_Emphasis">future-phase migration guide</text:span></text:p>
        </text:list-item>
        <text:list-item>
          <text:p text:style-name="P13">A <text:span text:style-name="Strong_20_Emphasis">unit test strategy</text:span></text:p>
        </text:list-item>
        <text:list-item>
          <text:p text:style-name="P13">A <text:span text:style-name="Strong_20_Emphasis">chart system redesign proposal</text:span></text:p>
        </text:list-item>
      </text:list>
      <text:p text:style-name="Text_20_body">Just tell me:</text:p>
      <text:p text:style-name="Text_20_body">👉 <text:span text:style-name="Strong_20_Emphasis">"Generate the diagrams"</text:span> or<text:line-break/>👉 <text:span text:style-name="Strong_20_Emphasis">"Proceed to Phase 5C Part 4"</text:span>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------------------------------</text:p>
      <text:p text:style-name="Text_20_body"/>
      <text:p text:style-name="Text_20_body"><text:soft-page-break/></text:p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🟦 <text:span text:style-name="Strong_20_Emphasis">1. ESSENTIALS BUNDLE (copy this for every new conversation)</text:span></text:h>
      <text:p text:style-name="Text_20_body">Use this when you want direct continuity with minimal overhead.</text:p>
      <text:p text:style-name="Horizontal_20_Line"/>
      <text:h text:style-name="Heading_20_2" text:outline-level="2">📦 <text:span text:style-name="Strong_20_Emphasis">PROJECT CONTEXT — ESSENTIALS</text:span></text:h>
      <text:p text:style-name="Text_20_body"><text:span text:style-name="Strong_20_Emphasis">Project:</text:span> <text:span text:style-name="Emphasis">DataVisualiser</text:span> (WPF, C#)<text:line-break/><text:span text:style-name="Strong_20_Emphasis">Type:</text:span> MVVM migration of a previously God-class-heavy application<text:line-break/><text:span text:style-name="Strong_20_Emphasis">Current Status:</text:span> In <text:span text:style-name="Strong_20_Emphasis">Adjusted Phase 5B</text:span> of MVVM migration<text:line-break/><text:span text:style-name="Strong_20_Emphasis">Files Provided:</text:span></text:p>
      <text:list text:style-name="L10">
        <text:list-item>
          <text:p text:style-name="P14"><text:span text:style-name="Source_20_Text">MainWindow.xaml</text:span></text:p>
        </text:list-item>
        <text:list-item>
          <text:p text:style-name="P14"><text:span text:style-name="Source_20_Text">MainWindow.xaml.cs</text:span></text:p>
        </text:list-item>
        <text:list-item>
          <text:p text:style-name="P14"><text:span text:style-name="Source_20_Text">MainWindowViewModel.cs</text:span></text:p>
        </text:list-item>
      </text:list>
      <text:p text:style-name="Horizontal_20_Line"/>
      <text:h text:style-name="Heading_20_2" text:outline-level="2"><text:soft-page-break/>🎯 <text:span text:style-name="Strong_20_Emphasis">PRIMARY GOALS</text:span></text:h>
      <text:list text:style-name="L11">
        <text:list-item>
          <text:p text:style-name="P15">Move toward full MVVM <text:span text:style-name="Strong_20_Emphasis">safely</text:span>, <text:span text:style-name="Strong_20_Emphasis">incrementally</text:span>, and <text:span text:style-name="Strong_20_Emphasis">reversibly</text:span></text:p>
        </text:list-item>
        <text:list-item>
          <text:p text:style-name="P15">Preserve dynamic subtype system (SubtypeSelectorManager)</text:p>
        </text:list-item>
        <text:list-item>
          <text:p text:style-name="P15">Preserve chart rendering pipeline</text:p>
        </text:list-item>
        <text:list-item>
          <text:p text:style-name="P15">Maintain UI stability during transition</text:p>
        </text:list-item>
        <text:list-item>
          <text:p text:style-name="P15">Eventually bind UI → ViewModel one control at a time (Phase 5E)</text:p>
        </text:list-item>
      </text:list>
      <text:p text:style-name="Horizontal_20_Line"/>
      <text:h text:style-name="Heading_20_2" text:outline-level="2">🧠 <text:span text:style-name="Strong_20_Emphasis">CURRENT MVVM STATE</text:span></text:h>
      <text:list text:style-name="L12">
        <text:list-item>
          <text:p text:style-name="P16">ViewModel owns <text:span text:style-name="Strong_20_Emphasis">all logical state</text:span></text:p>
        </text:list-item>
        <text:list-item>
          <text:p text:style-name="P16">MainWindow owns <text:span text:style-name="Strong_20_Emphasis">all UI and WPF visual behavior</text:span></text:p>
        </text:list-item>
        <text:list-item>
          <text:p text:style-name="P16">Commands exist in VM but are <text:span text:style-name="Strong_20_Emphasis">not yet bound in XAML</text:span></text:p>
        </text:list-item>
        <text:list-item>
          <text:p text:style-name="P16">Event handlers in MainWindow call VM state methods</text:p>
        </text:list-item>
        <text:list-item>
          <text:p text:style-name="P16">No XAML bindings have been applied yet</text:p>
        </text:list-item>
        <text:list-item>
          <text:p text:style-name="P16">Chart computation &amp; rendering handled by services</text:p>
        </text:list-item>
        <text:list-item>
          <text:p text:style-name="P16">Dynamic subtype UI remains MainWindow responsibility</text:p>
        </text:list-item>
      </text:list>
      <text:p text:style-name="Horizontal_20_Line"/>
      <text:h text:style-name="Heading_20_2" text:outline-level="2">🔧 <text:span text:style-name="Strong_20_Emphasis">CURRENT ARCHITECTURAL GUARANTEES (Invariants)</text:span></text:h>
      <text:list text:style-name="L13">
        <text:list-item>
          <text:p text:style-name="P17"><text:span text:style-name="Strong_20_Emphasis">ViewModel never touches UI controls</text:span></text:p>
        </text:list-item>
        <text:list-item>
          <text:p text:style-name="P17"><text:span text:style-name="Strong_20_Emphasis">MainWindow never contains logical state</text:span></text:p>
        </text:list-item>
        <text:list-item>
          <text:p text:style-name="P17"><text:span text:style-name="Strong_20_Emphasis">Dynamic subtype UI must not break</text:span></text:p>
        </text:list-item>
        <text:list-item>
          <text:p text:style-name="P17"><text:span text:style-name="Strong_20_Emphasis">Services handle computation &amp; data access</text:span></text:p>
        </text:list-item>
        <text:list-item>
          <text:p text:style-name="P17"><text:span text:style-name="Strong_20_Emphasis">Binding migration must be one-control-at-a-time</text:span></text:p>
        </text:list-item>
        <text:list-item>
          <text:p text:style-name="P17"><text:span text:style-name="Strong_20_Emphasis">No large disruptive refactors until Phase 6</text:span></text:p>
        </text:list-item>
      </text:list>
      <text:p text:style-name="Horizontal_20_Line"/>
      <text:h text:style-name="Heading_20_2" text:outline-level="2">📍 <text:span text:style-name="Strong_20_Emphasis">WE ARE CURRENTLY WORKING ON:</text:span></text:h>
      <text:p text:style-name="Text_20_body"><text:span text:style-name="Strong_20_Emphasis">Adjusted Phase 5B → Full Synchronization of UI Event Logic into ViewModel</text:span><text:line-break/>Next steps include:</text:p>
      <text:list text:style-name="L14">
        <text:list-item>
          <text:p text:style-name="P18"><text:soft-page-break/>Ensuring all selections (metric, subtype, date range, normalization mode) sync into VM</text:p>
        </text:list-item>
        <text:list-item>
          <text:p text:style-name="P18">Ensuring toggle handlers call VM.ToggleX methods</text:p>
        </text:list-item>
        <text:list-item>
          <text:p text:style-name="P18">Ensuring VM loading flags reflect the UI state</text:p>
        </text:list-item>
        <text:list-item>
          <text:p text:style-name="P18">Keeping UI logic fully intact</text:p>
        </text:list-item>
      </text:list>
      <text:p text:style-name="Horizontal_20_Line"/>
      <text:h text:style-name="Heading_20_1" text:outline-level="1">🟦 <text:span text:style-name="Strong_20_Emphasis">2. EXTENDED CONTEXT BUNDLE (use when you need architectural reasoning)</text:span></text:h>
      <text:p text:style-name="Text_20_body">This bundle is optional but extremely useful when doing system-wide changes, architecture discussions, or planning.</text:p>
      <text:p text:style-name="Horizontal_20_Line"/>
      <text:h text:style-name="Heading_20_2" text:outline-level="2">🏗 <text:span text:style-name="Strong_20_Emphasis">SYSTEM ARCHITECTURE OVERVIEW</text:span></text:h>
      <text:h text:style-name="Heading_20_3" text:outline-level="3"><text:span text:style-name="Strong_20_Emphasis">Layers</text:span></text:h>
      <text:list text:style-name="L15">
        <text:list-item>
          <text:p text:style-name="P19"><text:span text:style-name="Strong_20_Emphasis">UI (WPF)</text:span> — rendering, dynamic controls, chart visuals</text:p>
        </text:list-item>
        <text:list-item>
          <text:p text:style-name="P19"><text:span text:style-name="Strong_20_Emphasis">ViewModel</text:span> — logical state, commands, no UI</text:p>
        </text:list-item>
        <text:list-item>
          <text:p text:style-name="P19"><text:span text:style-name="Strong_20_Emphasis">Services</text:span> — computation, rendering, data access</text:p>
        </text:list-item>
        <text:list-item>
          <text:p text:style-name="P19"><text:span text:style-name="Strong_20_Emphasis">Models / State Objects</text:span> — ChartState, MetricState, UiState</text:p>
        </text:list-item>
      </text:list>
      <text:p text:style-name="Horizontal_20_Line"/>
      <text:h text:style-name="Heading_20_2" text:outline-level="2">⚙️ <text:span text:style-name="Strong_20_Emphasis">KEY COMPONENTS</text:span></text:h>
      <text:h text:style-name="Heading_20_3" text:outline-level="3"><text:span text:style-name="Strong_20_Emphasis">Dynamic Subtype System</text:span></text:h>
      <text:list text:style-name="L16">
        <text:list-item>
          <text:p text:style-name="P20">Managed by SubtypeSelectorManager</text:p>
        </text:list-item>
        <text:list-item>
          <text:p text:style-name="P20">Creates labels + comboboxes for N subtypes</text:p>
        </text:list-item>
        <text:list-item>
          <text:p text:style-name="P20">Must remain MainWindow-controlled for now</text:p>
        </text:list-item>
      </text:list>
      <text:h text:style-name="Heading_20_3" text:outline-level="3"><text:span text:style-name="Strong_20_Emphasis">Chart Pipeline</text:span></text:h>
      <text:list text:style-name="L17">
        <text:list-item>
          <text:p text:style-name="P21">UpdateCoordinator → ComputationEngine → RenderEngine</text:p>
        </text:list-item>
        <text:list-item>
          <text:p text:style-name="P21">Chart visuals updated by MainWindow</text:p>
        </text:list-item>
        <text:list-item>
          <text:p text:style-name="P21">ViewModel only updates logical state</text:p>
        </text:list-item>
      </text:list>
      <text:p text:style-name="Horizontal_20_Line"/>
      <text:h text:style-name="Heading_20_2" text:outline-level="2"><text:soft-page-break/>🔄 <text:span text:style-name="Strong_20_Emphasis">REFRACTOR PHASES SUMMARY</text:span></text:h>
      <text:list text:style-name="L18">
        <text:list-item>
          <text:p text:style-name="P22">Phase 1–4: Services extracted, God classes reduced → COMPLETE</text:p>
        </text:list-item>
        <text:list-item>
          <text:p text:style-name="P22">Phase 5A: VM introduced → COMPLETE</text:p>
        </text:list-item>
        <text:list-item>
          <text:p text:style-name="P22"><text:span text:style-name="Strong_20_Emphasis">Phase 5B: Sync event handlers → VM state → IN PROGRESS</text:span></text:p>
        </text:list-item>
        <text:list-item>
          <text:p text:style-name="P22">Phase 5C: MainWindow calls VM commands (no XAML binding)</text:p>
        </text:list-item>
        <text:list-item>
          <text:p text:style-name="P22">Phase 5D: Move non-UI logic into VM gradually</text:p>
        </text:list-item>
        <text:list-item>
          <text:p text:style-name="P22">Phase 5E: Bind one UI control at a time</text:p>
        </text:list-item>
      </text:list>
      <text:p text:style-name="Horizontal_20_Line"/>
      <text:h text:style-name="Heading_20_1" text:outline-level="1">🟦 <text:span text:style-name="Strong_20_Emphasis">3. OPTIONAL ENHANCEMENTS BUNDLE</text:span></text:h>
      <text:p text:style-name="Text_20_body">Use this when doing larger-scale refactors or when starting a thread for architectural planning, debugging complex interactions, or designing long-term evolution.</text:p>
      <text:p text:style-name="Horizontal_20_Line"/>
      <text:h text:style-name="Heading_20_2" text:outline-level="2">🧭 <text:span text:style-name="Strong_20_Emphasis">PROJECT INVARIANTS (MUST NOT BE VIOLATED)</text:span></text:h>
      <text:list text:style-name="L19">
        <text:list-item>
          <text:p text:style-name="P23">Dynamic subtype system remains in UI until Phase 6+.</text:p>
        </text:list-item>
        <text:list-item>
          <text:p text:style-name="P23">ViewModel contains all logical state, no UI references.</text:p>
        </text:list-item>
        <text:list-item>
          <text:p text:style-name="P23">UI maintains control of WPF-specific behaviors.</text:p>
        </text:list-item>
        <text:list-item>
          <text:p text:style-name="P23">Chart rendering pipeline stays MainWindow + services.</text:p>
        </text:list-item>
        <text:list-item>
          <text:p text:style-name="P23">Binding introduction is incremental (one at a time).</text:p>
        </text:list-item>
        <text:list-item>
          <text:p text:style-name="P23">No command binding until Phase 5E.</text:p>
        </text:list-item>
        <text:list-item>
          <text:p text:style-name="P23">Refactor must remain reversible.</text:p>
        </text:list-item>
      </text:list>
      <text:p text:style-name="Horizontal_20_Line"/>
      <text:h text:style-name="Heading_20_2" text:outline-level="2">🧱 <text:span text:style-name="Strong_20_Emphasis">CURRENT FILES RELEVANT TO MVVM MIGRATION</text:span></text:h>
      <text:list text:style-name="L20">
        <text:list-item>
          <text:p text:style-name="P24">MainWindow.xaml</text:p>
        </text:list-item>
        <text:list-item>
          <text:p text:style-name="P24">MainWindow.xaml.cs</text:p>
        </text:list-item>
        <text:list-item>
          <text:p text:style-name="P24">MainWindowViewModel.cs</text:p>
        </text:list-item>
        <text:list-item>
          <text:p text:style-name="P24">ChartState.cs, MetricState.cs, UiState.cs</text:p>
        </text:list-item>
        <text:list-item>
          <text:p text:style-name="P24">SubtypeSelectorManager.cs</text:p>
        </text:list-item>
        <text:list-item>
          <text:p text:style-name="P24"><text:soft-page-break/>MetricSelectionService.cs</text:p>
        </text:list-item>
        <text:list-item>
          <text:p text:style-name="P24">ChartUpdateCoordinator.cs</text:p>
        </text:list-item>
        <text:list-item>
          <text:p text:style-name="P24">ChartComputationEngine.cs</text:p>
        </text:list-item>
        <text:list-item>
          <text:p text:style-name="P24">ChartRenderEngine.cs</text:p>
        </text:list-item>
        <text:list-item>
          <text:p text:style-name="P24">WeeklyDistributionService.cs</text:p>
        </text:list-item>
      </text:list>
      <text:p text:style-name="Horizontal_20_Line"/>
      <text:h text:style-name="Heading_20_1" text:outline-level="1">🟩 <text:span text:style-name="Strong_20_Emphasis">Your Quick-Start Bundle Is Ready</text:span></text:h>
      <text:p text:style-name="Text_20_body">In future conversations:</text:p>
      <text:h text:style-name="Heading_20_3" text:outline-level="3">✔ Paste <text:span text:style-name="Strong_20_Emphasis">Essentials Bundle</text:span> for typical continuation</text:h>
      <text:h text:style-name="Heading_20_3" text:outline-level="3">✔ Add the <text:span text:style-name="Strong_20_Emphasis">Extended Context Bundle</text:span> if we’re doing major refactors</text:h>
      <text:h text:style-name="Heading_20_3" text:outline-level="3">✔ Add the <text:span text:style-name="Strong_20_Emphasis">Enhancements Bundle</text:span> if we’re evolving architecture</text:h>
      <text:p text:style-name="Text_20_body">If you’d like, I can also:</text:p>
      <text:list text:style-name="L21">
        <text:list-item>
          <text:p text:style-name="P25">Generate a <text:span text:style-name="Strong_20_Emphasis">folder structure diagram</text:span></text:p>
        </text:list-item>
        <text:list-item>
          <text:p text:style-name="P25">Create a <text:span text:style-name="Strong_20_Emphasis">dependency graph</text:span></text:p>
        </text:list-item>
        <text:list-item>
          <text:p text:style-name="P25">Create a <text:span text:style-name="Strong_20_Emphasis">phase map visual</text:span></text:p>
        </text:list-item>
        <text:list-item>
          <text:p text:style-name="P25">Create a <text:span text:style-name="Strong_20_Emphasis">design principles manifesto</text:span></text:p>
        </text:list-item>
        <text:list-item>
          <text:p text:style-name="P25">Convert the Project Bible to a PDF or markdown file</text:p>
        </text:list-item>
        <text:list-item>
          <text:p text:style-name="P25">Generate short or long variants for quick copy-paste</text:p>
        </text:list-item>
      </text:list>
      <text:p text:style-name="Text_20_body">Just tell me:</text:p>
      <text:p text:style-name="Text_20_body">👉 <text:span text:style-name="Strong_20_Emphasis">“Generate more supporting documents.”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09:59:16.453467000</meta:creation-date>
    <dc:date>2025-12-07T13:56:46.135868200</dc:date>
    <meta:editing-duration>PT55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9" meta:paragraph-count="165" meta:word-count="975" meta:character-count="6219" meta:non-whitespace-character-count="5501"/>
  </office:meta>
</office:document-meta>
</file>